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 style:data-style-name="N125">
      <style:table-cell-properties style:diagonal-bl-tr="none" style:diagonal-tl-br="none" fo:border="0.74pt solid #000000" style:rotation-align="none"/>
    </style:style>
    <style:style style:name="ce4" style:family="table-cell" style:parent-style-name="Default" style:data-style-name="N125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7" style:family="table-cell" style:parent-style-name="Default" style:data-style-name="N125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26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08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265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19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29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2"/>
        <table:table-column table:style-name="co1" table:default-cell-style-name="ce5"/>
        <table:table-column table:style-name="co1" table:number-columns-repeated="3" table:default-cell-style-name="ce2"/>
        <table:table-column table:style-name="co1" table:default-cell-style-name="ce6"/>
        <table:table-column table:style-name="co1" table:default-cell-style-name="ce2"/>
        <table:table-column table:style-name="co1" table:default-cell-style-name="ce7"/>
        <table:table-row table:style-name="ro1">
          <table:table-cell table:style-name="Default" office:value-type="string" calcext:value-type="string">
            <text:p>index</text:p>
          </table:table-cell>
          <table:table-cell table:style-name="Default" office:value-type="string" calcext:value-type="string">
            <text:p>average_edu</text:p>
          </table:table-cell>
          <table:table-cell table:style-name="Default" office:value-type="string" calcext:value-type="string">
            <text:p>high_edu</text:p>
          </table:table-cell>
          <table:table-cell table:style-name="Default" office:value-type="string" calcext:value-type="string">
            <text:p>degree</text:p>
          </table:table-cell>
          <table:table-cell table:style-name="Default" office:value-type="string" calcext:value-type="string">
            <text:p>ict</text:p>
          </table:table-cell>
          <table:table-cell table:style-name="Default" office:value-type="string" calcext:value-type="string">
            <text:p>grp</text:p>
          </table:table-cell>
          <table:table-cell table:style-name="Default" office:value-type="string" calcext:value-type="string">
            <text:p>income</text:p>
          </table:table-cell>
          <table:table-cell table:style-name="Default" office:value-type="string" calcext:value-type="string">
            <text:p>po</text:p>
          </table:table-cell>
          <table:table-cell table:style-name="Default" office:value-type="string" calcext:value-type="string">
            <text:p>invest</text:p>
          </table:table-cell>
          <table:table-cell table:style-name="Default" office:value-type="string" calcext:value-type="string">
            <text:p>venture</text:p>
          </table:table-cell>
          <table:table-cell table:style-name="Default" office:value-type="string" calcext:value-type="string">
            <text:p>pc</text:p>
          </table:table-cell>
          <table:table-cell table:style-name="Default" office:value-type="string" calcext:value-type="string">
            <text:p>nt</text:p>
          </table:table-cell>
          <table:table-cell table:style-name="Default" office:value-type="string" calcext:value-type="string">
            <text:p>ict_grp</text:p>
          </table:table-cell>
        </table:table-row>
        <table:table-row table:style-name="ro2">
          <table:table-cell office:value-type="string" calcext:value-type="string">
            <office:annotation draw:style-name="gr1" draw:text-style-name="P1" svg:width="3.0665in" svg:height="0.3437in" svg:x="1.0744in" svg:y="0.0638in" draw:caption-point-x="-0.1898in" draw:caption-point-y="0.1177in">
              <dc:date>2016-06-12T00:00:00</dc:date>
              <text:p text:style-name="P1">Волгоградская область</text:p>
            </office:annotation>
            <text:p>vo</text:p>
          </table:table-cell>
          <table:table-cell table:formula="of:=46.5+19.4" office:value-type="float" office:value="65.9" calcext:value-type="float">
            <text:p>65.9</text:p>
          </table:table-cell>
          <table:table-cell office:value-type="float" office:value="30.8" calcext:value-type="float">
            <text:p>30.8</text:p>
          </table:table-cell>
          <table:table-cell table:formula="of:=396/2557000*100" office:value-type="float" office:value="0.0154868987094251" calcext:value-type="float">
            <text:p>0.015</text:p>
          </table:table-cell>
          <table:table-cell office:value-type="float" office:value="1.40977577794795" calcext:value-type="float">
            <text:p>1.410</text:p>
          </table:table-cell>
          <table:table-cell office:value-type="float" office:value="278961.2" calcext:value-type="float">
            <text:p>278961.2</text:p>
          </table:table-cell>
          <table:table-cell office:value-type="float" office:value="19055.7" calcext:value-type="float">
            <text:p>19055.7</text:p>
          </table:table-cell>
          <table:table-cell office:value-type="float" office:value="78" calcext:value-type="float">
            <text:p>78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252.6" calcext:value-type="float">
            <text:p>2252.6</text:p>
          </table:table-cell>
          <table:table-cell table:formula="of:=39897.1/715050.4*100" office:value-type="float" office:value="5.57962068128345" calcext:value-type="float">
            <text:p>5.580</text:p>
          </table:table-cell>
        </table:table-row>
        <table:table-row table:style-name="ro2">
          <table:table-cell office:value-type="string" calcext:value-type="string">
            <office:annotation draw:style-name="gr2" draw:text-style-name="P1" svg:width="3.2642in" svg:height="0.2252in" svg:x="1.0744in" svg:y="0.2228in" draw:caption-point-x="-0.1898in" draw:caption-point-y="0.1366in">
              <dc:date>2016-06-12T00:00:00</dc:date>
              <text:p text:style-name="P1">Республика Адыгея</text:p>
            </office:annotation>
            <text:p>ra</text:p>
          </table:table-cell>
          <table:table-cell table:formula="of:=36.3+27" office:value-type="float" office:value="63.3" calcext:value-type="float">
            <text:p>63.3</text:p>
          </table:table-cell>
          <table:table-cell office:value-type="float" office:value="31.2" calcext:value-type="float">
            <text:p>31.2</text:p>
          </table:table-cell>
          <table:table-cell table:formula="of:=70/449000*100" office:value-type="float" office:value="0.0155902004454343" calcext:value-type="float">
            <text:p>0.016</text:p>
          </table:table-cell>
          <table:table-cell office:value-type="float" office:value="0.947684511665876" calcext:value-type="float">
            <text:p>0.948</text:p>
          </table:table-cell>
          <table:table-cell office:value-type="float" office:value="174017.6" calcext:value-type="float">
            <text:p>174017.6</text:p>
          </table:table-cell>
          <table:table-cell office:value-type="float" office:value="22054.2" calcext:value-type="float">
            <text:p>22054.2</text:p>
          </table:table-cell>
          <table:table-cell office:value-type="float" office:value="95.3" calcext:value-type="float">
            <text:p>95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.9" calcext:value-type="float">
            <text:p>46.9</text:p>
          </table:table-cell>
          <table:table-cell table:style-name="ce3" table:formula="of:=332.8/77923*100" office:value-type="float" office:value="0.42708827945536" calcext:value-type="float">
            <text:p>0.427</text:p>
          </table:table-cell>
        </table:table-row>
        <table:table-row table:style-name="ro2">
          <table:table-cell office:value-type="string" calcext:value-type="string">
            <office:annotation draw:style-name="gr3" draw:text-style-name="P1" svg:width="3.3374in" svg:height="0.3441in" svg:x="1.0744in" svg:y="0.4189in" draw:caption-point-x="-0.1898in" draw:caption-point-y="0.1181in">
              <dc:date>2016-06-12T00:00:00</dc:date>
              <text:p text:style-name="P1">Астраханская область</text:p>
            </office:annotation>
            <text:p>ao</text:p>
          </table:table-cell>
          <table:table-cell table:formula="of:=47.2+15.2" office:value-type="float" office:value="62.4" calcext:value-type="float">
            <text:p>62.4</text:p>
          </table:table-cell>
          <table:table-cell office:value-type="float" office:value="32" calcext:value-type="float">
            <text:p>32</text:p>
          </table:table-cell>
          <table:table-cell table:formula="of:=286/1021000*100" office:value-type="float" office:value="0.0280117531831538" calcext:value-type="float">
            <text:p>0.028</text:p>
          </table:table-cell>
          <table:table-cell office:value-type="float" office:value="1.32044588448216" calcext:value-type="float">
            <text:p>1.320</text:p>
          </table:table-cell>
          <table:table-cell office:value-type="float" office:value="283591.2" calcext:value-type="float">
            <text:p>283591.2</text:p>
          </table:table-cell>
          <table:table-cell office:value-type="float" office:value="22168.8" calcext:value-type="float">
            <text:p>22168.8</text:p>
          </table:table-cell>
          <table:table-cell office:value-type="float" office:value="82.3" calcext:value-type="float">
            <text:p>82.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3.6" calcext:value-type="float">
            <text:p>213.6</text:p>
          </table:table-cell>
          <table:table-cell table:formula="of:=2899.2/288951.6*100" office:value-type="float" office:value="1.00335142632884" calcext:value-type="float">
            <text:p>1.003</text:p>
          </table:table-cell>
        </table:table-row>
        <table:table-row table:style-name="ro2">
          <table:table-cell office:value-type="string" calcext:value-type="string">
            <office:annotation draw:style-name="gr4" draw:text-style-name="P1" svg:width="3.2122in" svg:height="0.3748in" svg:x="1.0744in" svg:y="0.5972in" draw:caption-point-x="-0.1898in" draw:caption-point-y="0.1177in">
              <dc:date>2016-06-12T00:00:00</dc:date>
              <text:p text:style-name="P1">Республика Калмыкия</text:p>
            </office:annotation>
            <text:p>rk</text:p>
          </table:table-cell>
          <table:table-cell table:formula="of:=36+23.2" office:value-type="float" office:value="59.2" calcext:value-type="float">
            <text:p>59.2</text:p>
          </table:table-cell>
          <table:table-cell office:value-type="float" office:value="36.3" calcext:value-type="float">
            <text:p>36.3</text:p>
          </table:table-cell>
          <table:table-cell table:formula="of:=77/281000*100" office:value-type="float" office:value="0.0274021352313167" calcext:value-type="float">
            <text:p>0.027</text:p>
          </table:table-cell>
          <table:table-cell office:value-type="float" office:value="1.32685611863998" calcext:value-type="float">
            <text:p>1.327</text:p>
          </table:table-cell>
          <table:table-cell office:value-type="float" office:value="163688.1" calcext:value-type="float">
            <text:p>163688.1</text:p>
          </table:table-cell>
          <table:table-cell office:value-type="float" office:value="12398.4" calcext:value-type="float">
            <text:p>12398.4</text:p>
          </table:table-cell>
          <table:table-cell office:value-type="float" office:value="84.4" calcext:value-type="float">
            <text:p>84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8.8" calcext:value-type="float">
            <text:p>88.8</text:p>
          </table:table-cell>
          <table:table-cell table:formula="of:=298.3/46044.3*100" office:value-type="float" office:value="0.647854348963933" calcext:value-type="float">
            <text:p>0.648</text:p>
          </table:table-cell>
        </table:table-row>
        <table:table-row table:style-name="ro2">
          <table:table-cell office:value-type="string" calcext:value-type="string">
            <office:annotation draw:style-name="gr5" draw:text-style-name="P1" svg:width="3.0142in" svg:height="0.2252in" svg:x="1.0744in" svg:y="0.761in" draw:caption-point-x="-0.1898in" draw:caption-point-y="0.1315in">
              <dc:date>2016-06-12T00:00:00</dc:date>
              <text:p text:style-name="P1">Краснодарский край</text:p>
            </office:annotation>
            <text:p>kk</text:p>
          </table:table-cell>
          <table:table-cell table:formula="of:=43.8+24.9" office:value-type="float" office:value="68.7" calcext:value-type="float">
            <text:p>68.7</text:p>
          </table:table-cell>
          <table:table-cell office:value-type="float" office:value="28.3" calcext:value-type="float">
            <text:p>28.3</text:p>
          </table:table-cell>
          <table:table-cell table:formula="of:=1705/5454000*100" office:value-type="float" office:value="0.0312614594792813" calcext:value-type="float">
            <text:p>0.031</text:p>
          </table:table-cell>
          <table:table-cell office:value-type="float" office:value="1.07993219201386" calcext:value-type="float">
            <text:p>1.080</text:p>
          </table:table-cell>
          <table:table-cell office:value-type="float" office:value="330100.2" calcext:value-type="float">
            <text:p>330100.2</text:p>
          </table:table-cell>
          <table:table-cell office:value-type="float" office:value="28787.8" calcext:value-type="float">
            <text:p>28787.8</text:p>
          </table:table-cell>
          <table:table-cell office:value-type="float" office:value="83.8" calcext:value-type="float">
            <text:p>83.8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95.5" calcext:value-type="float">
            <text:p>12595.5</text:p>
          </table:table-cell>
          <table:table-cell table:formula="of:=136238.6/1792048.2*100" office:value-type="float" office:value="7.60239596234075" calcext:value-type="float">
            <text:p>7.602</text:p>
          </table:table-cell>
        </table:table-row>
        <table:table-row table:style-name="ro2">
          <table:table-cell office:value-type="string" calcext:value-type="string">
            <office:annotation draw:style-name="gr6" draw:text-style-name="P1" svg:width="2.4268in" svg:height="0.2252in" svg:x="1.0744in" svg:y="0in" draw:caption-point-x="-0.1898in" draw:caption-point-y="1.0705in">
              <dc:date>2016-06-12T00:00:00</dc:date>
              <text:p text:style-name="P1">Ростовская область</text:p>
            </office:annotation>
            <text:p>ro</text:p>
          </table:table-cell>
          <table:table-cell table:formula="of:=42.5+21.2" office:value-type="float" office:value="63.7" calcext:value-type="float">
            <text:p>63.7</text:p>
          </table:table-cell>
          <table:table-cell office:value-type="float" office:value="31.3" calcext:value-type="float">
            <text:p>31.3</text:p>
          </table:table-cell>
          <table:table-cell table:formula="of:=1473/4242000*100" office:value-type="float" office:value="0.0347241867043847" calcext:value-type="float">
            <text:p>0.035</text:p>
          </table:table-cell>
          <table:table-cell office:value-type="float" office:value="1.73885203702239" calcext:value-type="float">
            <text:p>1.739</text:p>
          </table:table-cell>
          <table:table-cell office:value-type="float" office:value="235695.9" calcext:value-type="float">
            <text:p>235695.9</text:p>
          </table:table-cell>
          <table:table-cell office:value-type="float" office:value="23354.7" calcext:value-type="float">
            <text:p>23354.7</text:p>
          </table:table-cell>
          <table:table-cell office:value-type="float" office:value="82.4" calcext:value-type="float">
            <text:p>82.4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57.6" calcext:value-type="float">
            <text:p>657.6</text:p>
          </table:table-cell>
          <table:table-cell table:formula="of:=7530.5/1000247.6*100" office:value-type="float" office:value="0.752863590974875" calcext:value-type="float">
            <text:p>0.7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1" number:min-integer-digits="1"/>
    </number:number-style>
    <number:number-style style:name="N125">
      <number:number number:decimal-places="3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09:06:12.641902104</meta:creation-date>
    <dc:date>2016-06-12T09:13:08.166026306</dc:date>
    <meta:editing-duration>P0D</meta:editing-duration>
    <meta:editing-cycles>1</meta:editing-cycles>
    <meta:document-statistic meta:table-count="1" meta:cell-count="91" meta:object-count="0"/>
    <meta:generator>LibreOffice/4.2.8.2$Linux_X86_64 LibreOffice_project/420m0$Build-2</meta:generator>
  </office:meta>
</office:document-meta>
</file>